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ff0000" style:font-name="Arial" fo:font-size="12pt" fo:font-style="italic" style:font-name-asian="Arial1" style:font-size-asian="12pt" style:font-style-asian="italic" style:font-name-complex="Arial1" style:font-size-complex="12pt" style:font-style-complex="italic"/>
    </style:style>
    <style:style style:name="P3" style:family="paragraph" style:parent-style-name="Standard">
      <style:text-properties style:font-name="Arial" fo:font-size="14pt" style:font-name-asian="Arial1" style:font-size-asian="14pt" style:font-name-complex="Arial1" style:font-size-complex="14pt"/>
    </style:style>
    <style:style style:name="P4" style:family="paragraph" style:parent-style-name="Standard" style:list-style-name="WWNum1">
      <style:paragraph-properties fo:margin-left="0.5in" fo:margin-right="0in" fo:margin-top="0in" fo:margin-bottom="0.139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7" style:family="paragraph" style:parent-style-name="Standard" style:master-page-name="Standard">
      <style:paragraph-properties fo:text-align="center" style:justify-single-word="false" style:page-number="1"/>
    </style:style>
    <style:style style:name="T1" style:family="text">
      <style:text-properties style:font-name="Arial" fo:font-size="12pt" fo:font-weight="bold" style:font-name-asian="Arial1" style:font-size-asian="12pt" style:font-weight-asian="bold" style:font-name-complex="Arial1" style:font-size-complex="12pt" style:font-weight-complex="bold"/>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4" style:family="text">
      <style:text-properties style:font-name="Arial" fo:font-size="14pt" style:font-name-asian="Arial1" style:font-size-asian="14pt" style:font-name-complex="Arial1" style:font-size-complex="14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7" style:family="text">
      <style:text-properties fo:color="#ff0000" style:font-name="Arial" fo:font-size="12pt" fo:font-style="italic" style:font-name-asian="Arial1" style:font-size-asian="12pt" style:font-style-asian="italic" style:font-name-complex="Arial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ancellation policy For Extra Time</text:span></text:p>
      <text:p text:style-name="P1"><text:span text:style-name="T2">We have a lot of parents who book their children into the club and subsequently cancel on a regular basis. This is very difficult for the club to administer as we try to accommodate all of the families on our waiting list.</text:span></text:p>
      <text:p text:style-name="P1"><text:span text:style-name="T2">Therefore we would ask parents to;</text:span></text:p>
      <text:list xml:id="list1221407936" text:style-name="WWNum1">
        <text:list-item>
          <text:p text:style-name="P4"><text:span text:style-name="T5">Book sessions that they know they will need their child / ren cared for. This will then allow other parents who are on our waiting list the opportunity to use the club and book their children in. <text:s/></text:span></text:p>
        </text:list-item>
      </text:list>
      <text:p text:style-name="P1"><text:span text:style-name="T2">Should you book sessions within the club and subsequently cancel the following policy will take effect;</text:span></text:p>
      <text:list xml:id="list130561667017077" text:continue-numbering="true" text:style-name="WWNum1">
        <text:list-item>
          <text:p text:style-name="P5"><text:span text:style-name="T5">If you cancel a session for the day you contact us- we will still charge a full rate for the sessions cancelled.</text:span></text:p>
        </text:list-item>
        <text:list-item>
          <text:p text:style-name="P5"><text:span text:style-name="T5">If it’s before the actual day of the session you are cancelling, we will charge half price for the session that is being cancelled. This is to enable us to keep your child’s regular sessions booked for you at our competitive prices. </text:span></text:p>
        </text:list-item>
        <text:list-item>
          <text:p text:style-name="P4"><text:span text:style-name="T5">If you want to make a complete cancellation of any of your dates you have booked, you will have to give AT LEAST 4 full weeks’ notice, during this four weeks’ notice you will pay full price for those sessions.</text:span></text:p>
        </text:list-item>
      </text:list>
      <text:p text:style-name="P1"><text:span text:style-name="T2">We design our policies to allow the club to remain competitively priced giving you good quality child care at a very affordable price. Without introducing measures to ensure the club is full at all times we would have to increase our fees substantially. </text:span></text:p>
      <text:p text:style-name="P1"><text:span text:style-name="T3">To explain the policy:</text:span></text:p>
      <text:p text:style-name="P1"><text:span text:style-name="T7">If you book every morning session for the full academic year, and then later in the year you book a holiday for one week, you will be charged half price for the week that you have cancelled, which will then secure the remainder of your bookings. </text:span></text:p>
      <text:p text:style-name="P1"><text:span text:style-name="T7">If you do have a change of circumstances, such as your working hours change, you are to come in and discuss with Mandy Grosse (owner) or Natalie Walton <text:s/>(Deputy manager as of Sept ‘24) We will then cancel the bookings, but you will have to give AT LEAST 4 full weeks’ notice of this type of cancellation. You will have to pay the full amount for these four weeks, but then you will not have any other payment to make.</text:span></text:p>
      <text:p text:style-name="P1"><text:span text:style-name="T7">If you are to change the sessions of your bookings, Such as: you had booked every Monday, Wednesday and Friday afternoons, but needed to change these EG: to Tuesday and Thursday mornings, you would be charged for the three afternoon sessions for the first 4 weeks (even though you have swapped to the morning) the reason for this, is we have to have staffing ratios which cover all age groups, and my staff need to know of any changes to their working hours. </text:span></text:p>
      <text:p text:style-name="P2"/>
      <text:p text:style-name="P2"/>
      <text:p text:style-name="P1"><text:span text:style-name="T2">This policy was written by: <text:s/>A. Grosse <text:s text:c="30"/>Position in company: Owner</text:span></text:p>
      <text:p text:style-name="P1"><text:span text:style-name="T2">Date of next review: July 2026</text:span></text:p>
      <text:p text:style-name="Standard"><text:span text:style-name="T4">I the undersigned, am signing to say that I have reviewed this policy with the team, and will adhere to the policy at all times. </text:span></text:p>
      <text:p text:style-name="P3"/>
      <text:p text:style-name="Standard"><text:span text:style-name="T4">A.Grosse:<text:tab/> <text:s text:c="46"/>Date:</text:span></text:p>
      <text:p text:style-name="P3"/>
      <text:p text:style-name="Standard"><text:span text:style-name="T4">N.Walton:<text:tab/><text:tab/><text:tab/><text:tab/><text:tab/><text:tab/>Date:</text:span></text:p>
      <text:p text:style-name="P3"/>
      <text:p text:style-name="Standard"><text:span text:style-name="T4">H.Bailey:<text:tab/><text:tab/><text:tab/><text:tab/><text:tab/><text:tab/>Date:</text:span></text:p>
      <text:p text:style-name="P3"/>
      <text:p text:style-name="Standard"><text:soft-page-break/><text:span text:style-name="T4">T.Quinn:<text:tab/> <text:s text:c="46"/>Date:</text:span></text:p>
      <text:p text:style-name="P3"/>
      <text:p text:style-name="Standard"><text:span text:style-name="T4">M. Wright:<text:tab/><text:tab/><text:tab/><text:tab/><text:tab/><text:tab/>date:</text:span></text:p>
      <text:p text:style-name="P3"/>
      <text:p text:style-name="Standard"><text:span text:style-name="T4">K.McGinty:<text:tab/><text:tab/><text:tab/><text:tab/><text:tab/><text:tab/>Date:</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text:tab/>Policy and procedures for extra time <text:s text:c="67"/>reviewed July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2T13:00:00</meta:creation-date>
    <meta:initial-creator>amanda grosse</meta:initial-creator>
    <meta:document-statistic meta:table-count="0" meta:image-count="0" meta:object-count="0" meta:page-count="2" meta:paragraph-count="23" meta:word-count="534" meta:character-count="3132" meta:non-whitespace-character-count="2404"/>
    <meta:generator>LibreOfficeDev/6.0.5.2$Linux_X86_64 LibreOffice_project/</meta:generator>
  </office:meta>
</office:document-meta>
</file>